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complex</text:p>
          </table:table-cell>
          <table:table-cell office:value-type="string" calcext:value-type="string">
            <text:p>$\rho_B$</text:p>
          </table:table-cell>
          <table:table-cell table:style-name="Default" office:value-type="string" calcext:value-type="string">
            <text:p>$E_k[\Delta \rho^{c}_{v'_A}, \rho'_A, \rho_B]$</text:p>
          </table:table-cell>
          <table:table-cell table:style-name="Default" office:value-type="string" calcext:value-type="string">
            <text:p>$E_k[\Delta \rho^{c}_{v'_B}, \rho'_B, \rho_A]$</text:p>
          </table:table-cell>
          <table:table-cell table:style-name="Default" office:value-type="string" calcext:value-type="string">
            <text:p>$E^{FDET(\rho_B)}_{int}$</text:p>
          </table:table-cell>
          <table:table-cell table:style-name="Default" office:value-type="string" calcext:value-type="string">
            <text:p>$E_{int}^{ref}$</text:p>
          </table:table-cell>
          <table:table-cell table:style-name="Default" office:value-type="string" calcext:value-type="string">
            <text:p>$\Delta_{CP}$</text:p>
          </table:table-cell>
          <table:table-cell table:style-name="Default" office:value-type="string" calcext:value-type="string">
            <text:p>$M$</text:p>
          </table:table-cell>
          <table:table-cell table:style-name="Default" office:value-type="string" calcext:value-type="string">
            <text:p>$P$</text:p>
          </table:table-cell>
          <table:table-cell table:style-name="Default" office:value-type="string" calcext:value-type="string">
            <text:p>$P_{cmpl}$</text:p>
          </table:table-cell>
        </table:table-row>
        <table:table-row table:style-name="ro1">
          <table:table-cell table:style-name="ce1" office:value-type="string" calcext:value-type="string">
            <text:p>7HQ-2MeOH</text:p>
          </table:table-cell>
          <table:table-cell office:value-type="string" calcext:value-type="string">
            <text:p>$\rho_B^{isol}$</text:p>
          </table:table-cell>
          <table:table-cell office:value-type="float" office:value="0.0872520567265094" calcext:value-type="float">
            <text:p>0.087</text:p>
          </table:table-cell>
          <table:table-cell/>
          <table:table-cell office:value-type="float" office:value="-10.7021030957958" calcext:value-type="float">
            <text:p>-10.702</text:p>
          </table:table-cell>
          <table:table-cell office:value-type="float" office:value="-17.4731080548344" calcext:value-type="float">
            <text:p>-17.473</text:p>
          </table:table-cell>
          <table:table-cell office:value-type="float" office:value="5.63217438612811" calcext:value-type="float">
            <text:p>5.632</text:p>
          </table:table-cell>
          <table:table-cell office:value-type="float" office:value="0.122688580953335" calcext:value-type="float">
            <text:p>0.123</text:p>
          </table:table-cell>
          <table:table-cell office:value-type="float" office:value="0.231124857130872" calcext:value-type="float">
            <text:p>0.231</text:p>
          </table:table-cell>
          <table:table-cell office:value-type="float" office:value="0.36765407037559" calcext:value-type="float">
            <text:p>0.368</text:p>
          </table:table-cell>
        </table:table-row>
        <table:table-row table:style-name="ro1">
          <table:table-cell office:value-type="string" calcext:value-type="string">
            <text:p>7HQ-2MeOH</text:p>
          </table:table-cell>
          <table:table-cell office:value-type="string" calcext:value-type="string">
            <text:p>$\rho_B^{pp(Mulliken)}$</text:p>
          </table:table-cell>
          <table:table-cell office:value-type="float" office:value="0.084268754629043" calcext:value-type="float">
            <text:p>0.084</text:p>
          </table:table-cell>
          <table:table-cell/>
          <table:table-cell office:value-type="float" office:value="-10.6881560612711" calcext:value-type="float">
            <text:p>-10.688</text:p>
          </table:table-cell>
          <table:table-cell office:value-type="float" office:value="-17.4731080548344" calcext:value-type="float">
            <text:p>-17.473</text:p>
          </table:table-cell>
          <table:table-cell office:value-type="float" office:value="5.63217438612811" calcext:value-type="float">
            <text:p>5.632</text:p>
          </table:table-cell>
          <table:table-cell office:value-type="float" office:value="0.12053843839689" calcext:value-type="float">
            <text:p>0.121</text:p>
          </table:table-cell>
          <table:table-cell office:value-type="float" office:value="0.221400696776185" calcext:value-type="float">
            <text:p>0.221</text:p>
          </table:table-cell>
          <table:table-cell office:value-type="float" office:value="0.36765407037559" calcext:value-type="float">
            <text:p>0.368</text:p>
          </table:table-cell>
        </table:table-row>
        <table:table-row table:style-name="ro1">
          <table:table-cell table:style-name="ce1" office:value-type="string" calcext:value-type="string">
            <text:p>7HQ-2MeOH</text:p>
          </table:table-cell>
          <table:table-cell office:value-type="string" calcext:value-type="string">
            <text:p>$\rho_B^{pp(ChelPG)}$</text:p>
          </table:table-cell>
          <table:table-cell office:value-type="float" office:value="0.0837926711973129" calcext:value-type="float">
            <text:p>0.084</text:p>
          </table:table-cell>
          <table:table-cell/>
          <table:table-cell office:value-type="float" office:value="-13.4918471866518" calcext:value-type="float">
            <text:p>-13.492</text:p>
          </table:table-cell>
          <table:table-cell office:value-type="float" office:value="-17.4731080548344" calcext:value-type="float">
            <text:p>-17.473</text:p>
          </table:table-cell>
          <table:table-cell office:value-type="float" office:value="5.63217438612811" calcext:value-type="float">
            <text:p>5.632</text:p>
          </table:table-cell>
          <table:table-cell office:value-type="float" office:value="0.0368787359059369" calcext:value-type="float">
            <text:p>0.037</text:p>
          </table:table-cell>
          <table:table-cell office:value-type="float" office:value="0.117515543602098" calcext:value-type="float">
            <text:p>0.118</text:p>
          </table:table-cell>
          <table:table-cell office:value-type="float" office:value="0.36765407037559" calcext:value-type="float">
            <text:p>0.368</text:p>
          </table:table-cell>
        </table:table-row>
        <table:table-row table:style-name="ro1">
          <table:table-cell office:value-type="string" calcext:value-type="string">
            <text:p>7HQ-2MeOH</text:p>
          </table:table-cell>
          <table:table-cell office:value-type="string" calcext:value-type="string">
            <text:p>$\rho_B^{FAT}$</text:p>
          </table:table-cell>
          <table:table-cell office:value-type="float" office:value="0.0813989175743702" calcext:value-type="float">
            <text:p>0.081</text:p>
          </table:table-cell>
          <table:table-cell office:value-type="float" office:value="0.128494201193336" calcext:value-type="float">
            <text:p>0.128</text:p>
          </table:table-cell>
          <table:table-cell office:value-type="float" office:value="-13.1807940212979" calcext:value-type="float">
            <text:p>-13.181</text:p>
          </table:table-cell>
          <table:table-cell office:value-type="float" office:value="-17.4731080548344" calcext:value-type="float">
            <text:p>-17.473</text:p>
          </table:table-cell>
          <table:table-cell office:value-type="float" office:value="5.63217438612811" calcext:value-type="float">
            <text:p>5.632</text:p>
          </table:table-cell>
          <table:table-cell office:value-type="float" office:value="0.0130591874223047" calcext:value-type="float">
            <text:p>0.013</text:p>
          </table:table-cell>
          <table:table-cell office:value-type="float" office:value="0.0726305017260179" calcext:value-type="float">
            <text:p>0.073</text:p>
          </table:table-cell>
          <table:table-cell office:value-type="float" office:value="0.36765407037559" calcext:value-type="float">
            <text:p>0.368</text:p>
          </table:table-cell>
        </table:table-row>
        <table:table-row table:style-name="ro1">
          <table:table-cell office:value-type="string" calcext:value-type="string">
            <text:p>7HQ-formate</text:p>
          </table:table-cell>
          <table:table-cell office:value-type="string" calcext:value-type="string">
            <text:p>$\rho_B^{isol}$</text:p>
          </table:table-cell>
          <table:table-cell office:value-type="float" office:value="0.0211085795098372" calcext:value-type="float">
            <text:p>0.021</text:p>
          </table:table-cell>
          <table:table-cell/>
          <table:table-cell office:value-type="float" office:value="-22.9267124123617" calcext:value-type="float">
            <text:p>-22.927</text:p>
          </table:table-cell>
          <table:table-cell office:value-type="float" office:value="-36.4845981975622" calcext:value-type="float">
            <text:p>-36.485</text:p>
          </table:table-cell>
          <table:table-cell office:value-type="float" office:value="3.52192515754643" calcext:value-type="float">
            <text:p>3.522</text:p>
          </table:table-cell>
          <table:table-cell office:value-type="float" office:value="0.205486767629655" calcext:value-type="float">
            <text:p>0.205</text:p>
          </table:table-cell>
          <table:table-cell office:value-type="float" office:value="0.315806424294706" calcext:value-type="float">
            <text:p>0.316</text:p>
          </table:table-cell>
          <table:table-cell office:value-type="float" office:value="0.672994223866798" calcext:value-type="float">
            <text:p>0.673</text:p>
          </table:table-cell>
        </table:table-row>
        <table:table-row table:style-name="ro1">
          <table:table-cell office:value-type="string" calcext:value-type="string">
            <text:p>7HQ-formate</text:p>
          </table:table-cell>
          <table:table-cell office:value-type="string" calcext:value-type="string">
            <text:p>$\rho_B^{pp(Mulliken)}$</text:p>
          </table:table-cell>
          <table:table-cell office:value-type="float" office:value="0.0160548377775316" calcext:value-type="float">
            <text:p>0.016</text:p>
          </table:table-cell>
          <table:table-cell/>
          <table:table-cell office:value-type="float" office:value="-27.2021186788572" calcext:value-type="float">
            <text:p>-27.202</text:p>
          </table:table-cell>
          <table:table-cell office:value-type="float" office:value="-36.4845981975622" calcext:value-type="float">
            <text:p>-36.485</text:p>
          </table:table-cell>
          <table:table-cell office:value-type="float" office:value="3.52192515754643" calcext:value-type="float">
            <text:p>3.522</text:p>
          </table:table-cell>
          <table:table-cell office:value-type="float" office:value="0.148475474881318" calcext:value-type="float">
            <text:p>0.148</text:p>
          </table:table-cell>
          <table:table-cell office:value-type="float" office:value="0.242371691287389" calcext:value-type="float">
            <text:p>0.242</text:p>
          </table:table-cell>
          <table:table-cell office:value-type="float" office:value="0.672994223866798" calcext:value-type="float">
            <text:p>0.673</text:p>
          </table:table-cell>
        </table:table-row>
        <table:table-row table:style-name="ro1">
          <table:table-cell office:value-type="string" calcext:value-type="string">
            <text:p>7HQ-formate</text:p>
          </table:table-cell>
          <table:table-cell office:value-type="string" calcext:value-type="string">
            <text:p>$\rho_B^{pp(ChelPG)}$</text:p>
          </table:table-cell>
          <table:table-cell office:value-type="float" office:value="0.0151223780844357" calcext:value-type="float">
            <text:p>0.015</text:p>
          </table:table-cell>
          <table:table-cell/>
          <table:table-cell office:value-type="float" office:value="-28.6778994456007" calcext:value-type="float">
            <text:p>-28.678</text:p>
          </table:table-cell>
          <table:table-cell office:value-type="float" office:value="-36.4845981975622" calcext:value-type="float">
            <text:p>-36.485</text:p>
          </table:table-cell>
          <table:table-cell office:value-type="float" office:value="3.52192515754643" calcext:value-type="float">
            <text:p>3.522</text:p>
          </table:table-cell>
          <table:table-cell office:value-type="float" office:value="0.0961436373154642" calcext:value-type="float">
            <text:p>0.096</text:p>
          </table:table-cell>
          <table:table-cell office:value-type="float" office:value="0.186167365899845" calcext:value-type="float">
            <text:p>0.186</text:p>
          </table:table-cell>
          <table:table-cell office:value-type="float" office:value="0.672994223866798" calcext:value-type="float">
            <text:p>0.673</text:p>
          </table:table-cell>
        </table:table-row>
        <table:table-row table:style-name="ro1">
          <table:table-cell office:value-type="string" calcext:value-type="string">
            <text:p>7HQ-formate</text:p>
          </table:table-cell>
          <table:table-cell office:value-type="string" calcext:value-type="string">
            <text:p>$\rho_B^{FAT}$</text:p>
          </table:table-cell>
          <table:table-cell office:value-type="float" office:value="0.0107502798319573" calcext:value-type="float">
            <text:p>0.011</text:p>
          </table:table-cell>
          <table:table-cell office:value-type="float" office:value="0.116636064829902" calcext:value-type="float">
            <text:p>0.117</text:p>
          </table:table-cell>
          <table:table-cell office:value-type="float" office:value="-28.0280455330662" calcext:value-type="float">
            <text:p>-28.028</text:p>
          </table:table-cell>
          <table:table-cell office:value-type="float" office:value="-36.4845981975622" calcext:value-type="float">
            <text:p>-36.485</text:p>
          </table:table-cell>
          <table:table-cell office:value-type="float" office:value="3.52192515754643" calcext:value-type="float">
            <text:p>3.522</text:p>
          </table:table-cell>
          <table:table-cell office:value-type="float" office:value="0.0358719385835261" calcext:value-type="float">
            <text:p>0.036</text:p>
          </table:table-cell>
          <table:table-cell office:value-type="float" office:value="0.113532084027681" calcext:value-type="float">
            <text:p>0.114</text:p>
          </table:table-cell>
          <table:table-cell office:value-type="float" office:value="0.672994223866798" calcext:value-type="float">
            <text:p>0.673</text:p>
          </table:table-cell>
        </table:table-row>
        <table:table-row table:style-name="ro1">
          <table:table-cell office:value-type="string" calcext:value-type="string">
            <text:p>uracil-5H$_2$O</text:p>
          </table:table-cell>
          <table:table-cell office:value-type="string" calcext:value-type="string">
            <text:p>$\rho_B^{isol}$</text:p>
          </table:table-cell>
          <table:table-cell office:value-type="float" office:value="0.212310435851795" calcext:value-type="float">
            <text:p>0.212</text:p>
          </table:table-cell>
          <table:table-cell/>
          <table:table-cell office:value-type="float" office:value="-31.6288824109095" calcext:value-type="float">
            <text:p>-31.629</text:p>
          </table:table-cell>
          <table:table-cell office:value-type="float" office:value="-38.6198272537579" calcext:value-type="float">
            <text:p>-38.620</text:p>
          </table:table-cell>
          <table:table-cell office:value-type="float" office:value="7.83941499634031" calcext:value-type="float">
            <text:p>7.839</text:p>
          </table:table-cell>
          <table:table-cell office:value-type="float" office:value="0.236830656630393" calcext:value-type="float">
            <text:p>0.237</text:p>
          </table:table-cell>
          <table:table-cell office:value-type="float" office:value="0.426653408613663" calcext:value-type="float">
            <text:p>0.427</text:p>
          </table:table-cell>
          <table:table-cell office:value-type="float" office:value="0.643461790948979" calcext:value-type="float">
            <text:p>0.643</text:p>
          </table:table-cell>
        </table:table-row>
        <table:table-row table:style-name="ro1">
          <table:table-cell office:value-type="string" calcext:value-type="string">
            <text:p>uracil-5H$_2$O</text:p>
          </table:table-cell>
          <table:table-cell office:value-type="string" calcext:value-type="string">
            <text:p>$\rho_B^{pp(Mulliken)}$</text:p>
          </table:table-cell>
          <table:table-cell office:value-type="float" office:value="0.20110102509658" calcext:value-type="float">
            <text:p>0.201</text:p>
          </table:table-cell>
          <table:table-cell/>
          <table:table-cell office:value-type="float" office:value="-35.2213313646789" calcext:value-type="float">
            <text:p>-35.221</text:p>
          </table:table-cell>
          <table:table-cell office:value-type="float" office:value="-38.6198272537579" calcext:value-type="float">
            <text:p>-38.620</text:p>
          </table:table-cell>
          <table:table-cell office:value-type="float" office:value="7.83941499634031" calcext:value-type="float">
            <text:p>7.839</text:p>
          </table:table-cell>
          <table:table-cell office:value-type="float" office:value="0.173043576695763" calcext:value-type="float">
            <text:p>0.173</text:p>
          </table:table-cell>
          <table:table-cell office:value-type="float" office:value="0.305321118752475" calcext:value-type="float">
            <text:p>0.305</text:p>
          </table:table-cell>
          <table:table-cell office:value-type="float" office:value="0.643461790948979" calcext:value-type="float">
            <text:p>0.643</text:p>
          </table:table-cell>
        </table:table-row>
        <table:table-row table:style-name="ro1">
          <table:table-cell office:value-type="string" calcext:value-type="string">
            <text:p>uracil-5H$_2$O</text:p>
          </table:table-cell>
          <table:table-cell office:value-type="string" calcext:value-type="string">
            <text:p>$\rho_B^{pp(ChelPG)}$</text:p>
          </table:table-cell>
          <table:table-cell office:value-type="float" office:value="0.20451790072375" calcext:value-type="float">
            <text:p>0.205</text:p>
          </table:table-cell>
          <table:table-cell/>
          <table:table-cell office:value-type="float" office:value="-38.0101347236801" calcext:value-type="float">
            <text:p>-38.010</text:p>
          </table:table-cell>
          <table:table-cell office:value-type="float" office:value="-38.6198272537579" calcext:value-type="float">
            <text:p>-38.620</text:p>
          </table:table-cell>
          <table:table-cell office:value-type="float" office:value="7.83941499634031" calcext:value-type="float">
            <text:p>7.839</text:p>
          </table:table-cell>
          <table:table-cell office:value-type="float" office:value="0.0575372065127137" calcext:value-type="float">
            <text:p>0.058</text:p>
          </table:table-cell>
          <table:table-cell office:value-type="float" office:value="0.206388922679027" calcext:value-type="float">
            <text:p>0.206</text:p>
          </table:table-cell>
          <table:table-cell office:value-type="float" office:value="0.643461790948979" calcext:value-type="float">
            <text:p>0.643</text:p>
          </table:table-cell>
        </table:table-row>
        <table:table-row table:style-name="ro1">
          <table:table-cell office:value-type="string" calcext:value-type="string">
            <text:p>uracil-5H$_2$O</text:p>
          </table:table-cell>
          <table:table-cell office:value-type="string" calcext:value-type="string">
            <text:p>$\rho_B^{FAT}$</text:p>
          </table:table-cell>
          <table:table-cell office:value-type="float" office:value="0.195645292494449" calcext:value-type="float">
            <text:p>0.196</text:p>
          </table:table-cell>
          <table:table-cell office:value-type="float" office:value="0.234466919267692" calcext:value-type="float">
            <text:p>0.234</text:p>
          </table:table-cell>
          <table:table-cell office:value-type="float" office:value="-37.1816734310822" calcext:value-type="float">
            <text:p>-37.182</text:p>
          </table:table-cell>
          <table:table-cell office:value-type="float" office:value="-38.6198272537579" calcext:value-type="float">
            <text:p>-38.620</text:p>
          </table:table-cell>
          <table:table-cell office:value-type="float" office:value="7.83941499634031" calcext:value-type="float">
            <text:p>7.839</text:p>
          </table:table-cell>
          <table:table-cell office:value-type="float" office:value="0.0242907486278565" calcext:value-type="float">
            <text:p>0.024</text:p>
          </table:table-cell>
          <table:table-cell office:value-type="float" office:value="0.128701149752283" calcext:value-type="float">
            <text:p>0.129</text:p>
          </table:table-cell>
          <table:table-cell office:value-type="float" office:value="0.643461790948979" calcext:value-type="float">
            <text:p>0.643</text:p>
          </table:table-cell>
        </table:table-row>
        <table:table-row table:style-name="ro1">
          <table:table-cell office:value-type="string" calcext:value-type="string">
            <text:p>PyrBnz-2HCOOH </text:p>
          </table:table-cell>
          <table:table-cell office:value-type="string" calcext:value-type="string">
            <text:p>$\rho_B^{isol}$</text:p>
          </table:table-cell>
          <table:table-cell office:value-type="float" office:value="0.160826661581753" calcext:value-type="float">
            <text:p>0.161</text:p>
          </table:table-cell>
          <table:table-cell/>
          <table:table-cell office:value-type="float" office:value="-25.7953976181935" calcext:value-type="float">
            <text:p>-25.795</text:p>
          </table:table-cell>
          <table:table-cell office:value-type="float" office:value="-36.5319198930111" calcext:value-type="float">
            <text:p>-36.532</text:p>
          </table:table-cell>
          <table:table-cell office:value-type="float" office:value="7.31791827439319" calcext:value-type="float">
            <text:p>7.318</text:p>
          </table:table-cell>
          <table:table-cell office:value-type="float" office:value="0.184669271447057" calcext:value-type="float">
            <text:p>0.185</text:p>
          </table:table-cell>
          <table:table-cell office:value-type="float" office:value="0.418842947745115" calcext:value-type="float">
            <text:p>0.419</text:p>
          </table:table-cell>
          <table:table-cell office:value-type="float" office:value="0.606454687068124" calcext:value-type="float">
            <text:p>0.606</text:p>
          </table:table-cell>
        </table:table-row>
        <table:table-row table:style-name="ro1">
          <table:table-cell office:value-type="string" calcext:value-type="string">
            <text:p>PyrBnz-2HCOOH </text:p>
          </table:table-cell>
          <table:table-cell office:value-type="string" calcext:value-type="string">
            <text:p>$\rho_B^{pp(Mulliken)}$</text:p>
          </table:table-cell>
          <table:table-cell office:value-type="float" office:value="0.141211235821817" calcext:value-type="float">
            <text:p>0.141</text:p>
          </table:table-cell>
          <table:table-cell/>
          <table:table-cell office:value-type="float" office:value="-31.4482215007963" calcext:value-type="float">
            <text:p>-31.448</text:p>
          </table:table-cell>
          <table:table-cell office:value-type="float" office:value="-36.5319198930111" calcext:value-type="float">
            <text:p>-36.532</text:p>
          </table:table-cell>
          <table:table-cell office:value-type="float" office:value="7.31791827439319" calcext:value-type="float">
            <text:p>7.318</text:p>
          </table:table-cell>
          <table:table-cell office:value-type="float" office:value="0.151593608992875" calcext:value-type="float">
            <text:p>0.152</text:p>
          </table:table-cell>
          <table:table-cell office:value-type="float" office:value="0.280882853850616" calcext:value-type="float">
            <text:p>0.281</text:p>
          </table:table-cell>
          <table:table-cell office:value-type="float" office:value="0.606454687068124" calcext:value-type="float">
            <text:p>0.606</text:p>
          </table:table-cell>
        </table:table-row>
        <table:table-row table:style-name="ro1">
          <table:table-cell office:value-type="string" calcext:value-type="string">
            <text:p>PyrBnz-2HCOOH </text:p>
          </table:table-cell>
          <table:table-cell office:value-type="string" calcext:value-type="string">
            <text:p>$\rho_B^{pp(ChelPG)}$</text:p>
          </table:table-cell>
          <table:table-cell office:value-type="float" office:value="0.146191570391988" calcext:value-type="float">
            <text:p>0.146</text:p>
          </table:table-cell>
          <table:table-cell/>
          <table:table-cell office:value-type="float" office:value="-32.2911222790153" calcext:value-type="float">
            <text:p>-32.291</text:p>
          </table:table-cell>
          <table:table-cell office:value-type="float" office:value="-36.5319198930111" calcext:value-type="float">
            <text:p>-36.532</text:p>
          </table:table-cell>
          <table:table-cell office:value-type="float" office:value="7.31791827439319" calcext:value-type="float">
            <text:p>7.318</text:p>
          </table:table-cell>
          <table:table-cell office:value-type="float" office:value="0.0574099068678692" calcext:value-type="float">
            <text:p>0.057</text:p>
          </table:table-cell>
          <table:table-cell office:value-type="float" office:value="0.215079758897279" calcext:value-type="float">
            <text:p>0.215</text:p>
          </table:table-cell>
          <table:table-cell office:value-type="float" office:value="0.606454687068124" calcext:value-type="float">
            <text:p>0.606</text:p>
          </table:table-cell>
        </table:table-row>
        <table:table-row table:style-name="ro1">
          <table:table-cell office:value-type="string" calcext:value-type="string">
            <text:p>PyrBnz-2HCOOH </text:p>
          </table:table-cell>
          <table:table-cell office:value-type="string" calcext:value-type="string">
            <text:p>$\rho_B^{FAT}$</text:p>
          </table:table-cell>
          <table:table-cell office:value-type="float" office:value="0.138886038045362" calcext:value-type="float">
            <text:p>0.139</text:p>
          </table:table-cell>
          <table:table-cell office:value-type="float" office:value="0.164131831381879" calcext:value-type="float">
            <text:p>0.164</text:p>
          </table:table-cell>
          <table:table-cell office:value-type="float" office:value="-32.4181465483428" calcext:value-type="float">
            <text:p>-32.418</text:p>
          </table:table-cell>
          <table:table-cell office:value-type="float" office:value="-36.5319198930111" calcext:value-type="float">
            <text:p>-36.532</text:p>
          </table:table-cell>
          <table:table-cell office:value-type="float" office:value="7.31791827439319" calcext:value-type="float">
            <text:p>7.318</text:p>
          </table:table-cell>
          <table:table-cell office:value-type="float" office:value="0.0162829916694191" calcext:value-type="float">
            <text:p>0.016</text:p>
          </table:table-cell>
          <table:table-cell office:value-type="float" office:value="0.12666828884984" calcext:value-type="float">
            <text:p>0.127</text:p>
          </table:table-cell>
          <table:table-cell office:value-type="float" office:value="0.606454687068124" calcext:value-type="float">
            <text:p>0.6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2:04:25.250122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colo Ricardi</meta:initial-creator>
    <meta:creation-date>2022-04-08T11:30:29.394517261</meta:creation-date>
    <dc:date>2022-04-08T12:08:27.428737827</dc:date>
    <dc:creator>Niccolo Ricardi</dc:creator>
    <meta:editing-duration>PT13M1S</meta:editing-duration>
    <meta:editing-cycles>3</meta:editing-cycles>
    <meta:generator>LibreOffice/6.0.7.3$Linux_X86_64 LibreOffice_project/00m0$Build-3</meta:generator>
    <meta:document-statistic meta:table-count="1" meta:cell-count="158" meta:object-count="0"/>
  </office:meta>
</office:document-meta>
</file>